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ut_down_in(118.9);</text:p>
      <text:p text:style-name="Standard"><text:s/>enable_servos();</text:p>
      <text:p text:style-name="Standard"><text:s text:c="4"/>set_servo_position(0,1000);</text:p>
      <text:p text:style-name="Standard"><text:s text:c="4"/>set_servo_position(1,1980);</text:p>
      <text:p text:style-name="Standard"><text:s text:c="4"/></text:p>
      <text:p text:style-name="Standard"><text:s text:c="4"/>mav(1,1000);</text:p>
      <text:p text:style-name="Standard"><text:s text:c="4"/>mav(2,1000);</text:p>
      <text:p text:style-name="Standard"><text:s text:c="4"/>msleep(1800);//drive foward was 1775</text:p>
      <text:p text:style-name="Standard"><text:s text:c="5"/>set_servo_position(0,1500);</text:p>
      <text:p text:style-name="Standard"><text:s text:c="6"/></text:p>
      <text:p text:style-name="Standard"><text:s text:c="10"/></text:p>
      <text:p text:style-name="Standard"><text:s text:c="4"/>mav(1,900);//turning to black line</text:p>
      <text:p text:style-name="Standard"><text:s text:c="4"/>mav(2,200);</text:p>
      <text:p text:style-name="Standard"><text:s text:c="4"/>msleep(2500);</text:p>
      <text:p text:style-name="Standard"><text:s text:c="4"/></text:p>
      <text:p text:style-name="Standard"><text:s text:c="6"/></text:p>
      <text:p text:style-name="Standard"><text:s text:c="4"/>set_servo_position(0,1980);</text:p>
      <text:p text:style-name="Standard"><text:s text:c="4"/>set_servo_position(1,1980);</text:p>
      <text:p text:style-name="Standard"><text:s text:c="8"/></text:p>
      <text:p text:style-name="Standard"><text:s text:c="4"/>mav(1,500);</text:p>
      <text:p text:style-name="Standard"><text:s text:c="4"/>mav(2,525);</text:p>
      <text:p text:style-name="Standard"><text:s text:c="4"/>msleep(6365);//going up a straight line</text:p>
      <text:p text:style-name="Standard"><text:s text:c="4"/></text:p>
      <text:p text:style-name="Standard"><text:s text:c="4"/>mav(1,590);</text:p>
      <text:p text:style-name="Standard"><text:s text:c="4"/>mav(2,10);</text:p>
      <text:p text:style-name="Standard"><text:s text:c="4"/>msleep(4382);//turn toward block <text:s/>was 4395 <text:s/>too much</text:p>
      <text:p text:style-name="Standard"><text:s text:c="4"/></text:p>
      <text:p text:style-name="Standard"><text:s text:c="4"/>mav(1,450);</text:p>
      <text:p text:style-name="Standard"><text:s text:c="4"/>mav(2,500);</text:p>
      <text:p text:style-name="Standard"><text:s text:c="4"/>msleep(1415);</text:p>
      <text:p text:style-name="Standard"><text:s text:c="4"/>set_servo_position(0,1000);</text:p>
      <text:p text:style-name="Standard"><text:s text:c="4"/></text:p>
      <text:p text:style-name="Standard"><text:s text:c="4"/></text:p>
      <text:p text:style-name="Standard"><text:s text:c="4"/>mav(1,-700);</text:p>
      <text:p text:style-name="Standard"><text:s text:c="4"/>mav(2,-700);</text:p>
      <text:p text:style-name="Standard"><text:s text:c="4"/>msleep(3520);//back up</text:p>
      <text:p text:style-name="Standard"><text:s text:c="4"/></text:p>
      <text:p text:style-name="Standard"><text:s text:c="4"/>mav(1,-150);</text:p>
      <text:p text:style-name="Standard"><text:s text:c="4"/>mav(2,1000);</text:p>
      <text:p text:style-name="Standard"><text:s text:c="4"/>msleep(3010);//turn</text:p>
      <text:p text:style-name="Standard"><text:s text:c="4"/></text:p>
      <text:p text:style-name="Standard"><text:s text:c="4"/>mav(1,-1000);</text:p>
      <text:p text:style-name="Standard"><text:s text:c="4"/>mav(2,-900);</text:p>
      <text:p text:style-name="Standard"><text:s text:c="4"/>msleep(2970);//back up on the poms <text:s text:c="2"/>3400 too much</text:p>
      <text:p text:style-name="Standard"><text:s text:c="4"/></text:p>
      <text:p text:style-name="Standard"><text:s text:c="4"/>mav(1,1000);</text:p>
      <text:p text:style-name="Standard"><text:s text:c="4"/>mav(2,1000);</text:p>
      <text:p text:style-name="Standard"><text:s text:c="4"/>msleep(1800);// this was 1000 msleep <text:s/>- trying to see if I let it go longer I will be lined up better</text:p>
      <text:p text:style-name="Standard"><text:s text:c="4"/></text:p>
      <text:p text:style-name="Standard"><text:soft-page-break/><text:s text:c="4"/>enable_servos();</text:p>
      <text:p text:style-name="Standard"><text:s text:c="4"/>set_servo_position(1,1800);//open claw</text:p>
      <text:p text:style-name="Standard"><text:s text:c="4"/></text:p>
      <text:p text:style-name="Standard"><text:s text:c="4"/>mav(1,1000);</text:p>
      <text:p text:style-name="Standard"><text:s text:c="4"/>mav(2,360);</text:p>
      <text:p text:style-name="Standard"><text:s text:c="4"/>msleep(3157);//turn 3155 a turn to the right before the cube</text:p>
      <text:p text:style-name="Standard"><text:s text:c="4"/></text:p>
      <text:p text:style-name="Standard"><text:s text:c="4"/>set_servo_position(0,1736);//down servo</text:p>
      <text:p text:style-name="Standard"><text:s text:c="4"/>set_servo_position(1,1524);</text:p>
      <text:p text:style-name="Standard"><text:s text:c="4"/></text:p>
      <text:p text:style-name="Standard"><text:s text:c="4"/>mav(1,100);</text:p>
      <text:p text:style-name="Standard"><text:s text:c="4"/>mav(2,952);// was 950</text:p>
      <text:p text:style-name="Standard"><text:s text:c="4"/>msleep(3021); // was 3020</text:p>
      <text:p text:style-name="Standard"><text:s text:c="4"/></text:p>
      <text:p text:style-name="Standard"><text:s text:c="5"/></text:p>
      <text:p text:style-name="Standard"><text:s text:c="4"/></text:p>
      <text:p text:style-name="Standard"><text:s text:c="4"/>enable_servos();</text:p>
      <text:p text:style-name="Standard"><text:s text:c="4"/>set_servo_position(1,1550);//open servo</text:p>
      <text:p text:style-name="Standard"><text:s text:c="4"/>set_servo_position(0,1825); //down servo <text:s text:c="2"/></text:p>
      <text:p text:style-name="Standard"><text:s text:c="4"/></text:p>
      <text:p text:style-name="Standard"><text:s text:c="4"/>mav(1,500);</text:p>
      <text:p text:style-name="Standard"><text:s text:c="4"/>mav(2,558);//was 555 <text:s/>can change this to do slight movements to left and right <text:s/>this bigger makes it go to the left</text:p>
      <text:p text:style-name="Standard"><text:s text:c="4"/>msleep(4538);//was4535 need to go longer <text:s/></text:p>
      <text:p text:style-name="Standard"><text:s text:c="4"/></text:p>
      <text:p text:style-name="Standard"><text:s text:c="4"/>mav(1,180);//slow</text:p>
      <text:p text:style-name="Standard"><text:s text:c="4"/>mav(2,185);//slow</text:p>
      <text:p text:style-name="Standard"><text:s text:c="3"/>msleep(2950);//forward slight to the left ? to get cube go slow before close 1600 was 2800</text:p>
      <text:p text:style-name="Standard"><text:s text:c="11"/></text:p>
      <text:p text:style-name="Standard"><text:s text:c="4"/>set_servo_position(1,1125);// close servo</text:p>
      <text:p text:style-name="Standard"><text:s text:c="4"/></text:p>
      <text:p text:style-name="Standard"><text:s text:c="3"/>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15000);// wait for gavin</text:p>
      <text:p text:style-name="Standard"><text:s text:c="4"/></text:p>
      <text:p text:style-name="Standard"><text:s text:c="4"/>set_servo_position(0,1700);//bring servo up just a little with cubes in it</text:p>
      <text:p text:style-name="Standard"><text:s text:c="4"/></text:p>
      <text:p text:style-name="Standard"><text:s text:c="4"/>mav(1,-500);</text:p>
      <text:p text:style-name="Standard"><text:s text:c="4"/>mav(2,-500);</text:p>
      <text:p text:style-name="Standard"><text:s text:c="4"/>msleep(4000);//back off of cubes at center thing</text:p>
      <text:p text:style-name="Standard"><text:s text:c="4"/></text:p>
      <text:p text:style-name="Standard"><text:s text:c="4"/>mav(1,100);//was at 100 <text:s/></text:p>
      <text:p text:style-name="Standard"><text:s text:c="4"/>mav(2,810);//was at 840</text:p>
      <text:p text:style-name="Standard"><text:s text:c="4"/>msleep(4940);//turn toward middle rectangle <text:s/>to put yellow cubes in it <text:s/>at 4974? I turn too much and put cube in the middle</text:p>
      <text:p text:style-name="Standard"><text:s text:c="4"/></text:p>
      <text:p text:style-name="Standard"><text:s text:c="4"/>mav(1,0);</text:p>
      <text:p text:style-name="Standard"><text:soft-page-break/><text:s text:c="4"/>mav(2,0);</text:p>
      <text:p text:style-name="Standard"><text:s text:c="4"/>msleep(200);</text:p>
      <text:p text:style-name="Standard"><text:s text:c="4"/></text:p>
      <text:p text:style-name="Standard"><text:s text:c="4"/>mav(1,800);</text:p>
      <text:p text:style-name="Standard"><text:s text:c="4"/>mav(2,800);</text:p>
      <text:p text:style-name="Standard"><text:s text:c="4"/>msleep(2650);//pushing the cube in middle on the right side of little cube 3040 not eniugh was 2650</text:p>
      <text:p text:style-name="Standard"><text:s text:c="4"/></text:p>
      <text:p text:style-name="Standard"><text:s text:c="4"/>set_servo_position(1,1600);//open claw to drop cube</text:p>
      <text:p text:style-name="Standard"><text:s text:c="4"/>msleep(300);</text:p>
      <text:p text:style-name="Standard"><text:s text:c="4"/>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300);</text:p>
      <text:p text:style-name="Standard"><text:s text:c="4"/></text:p>
      <text:p text:style-name="Standard"><text:s text:c="4"/>mav(1,-300);</text:p>
      <text:p text:style-name="Standard"><text:s text:c="4"/>mav(2,-300);</text:p>
      <text:p text:style-name="Standard"><text:s text:c="4"/>msleep(200); <text:s/>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300);</text:p>
      <text:p text:style-name="Standard"><text:s text:c="4"/></text:p>
      <text:p text:style-name="Standard"><text:s text:c="4"/></text:p>
      <text:p text:style-name="Standard"><text:s text:c="4"/>set_servo_position(0,1350);//up servo a little</text:p>
      <text:p text:style-name="Standard"><text:s text:c="4"/>msleep(700);</text:p>
      <text:p text:style-name="Standard"><text:s text:c="4"/></text:p>
      <text:p text:style-name="Standard"><text:s text:c="4"/></text:p>
      <text:p text:style-name="Standard"><text:s text:c="4"/>set_servo_position(1,1150);//close on top cube</text:p>
      <text:p text:style-name="Standard"><text:s text:c="4"/>msleep(700);</text:p>
      <text:p text:style-name="Standard"><text:s text:c="4"/></text:p>
      <text:p text:style-name="Standard"><text:s text:c="4"/>set_servo_position(0,1250);//up a little more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100);</text:p>
      <text:p text:style-name="Standard"><text:s text:c="4"/></text:p>
      <text:p text:style-name="Standard"><text:s text:c="4"/>mav(1,-300);</text:p>
      <text:p text:style-name="Standard"><text:s text:c="4"/>mav(2,-300);</text:p>
      <text:p text:style-name="Standard"><text:s text:c="4"/>msleep(3500);// back off of cubes</text:p>
      <text:p text:style-name="Standard"><text:s text:c="4"/></text:p>
      <text:p text:style-name="Standard"><text:s text:c="4"/>mav(1,0);</text:p>
      <text:p text:style-name="Standard"><text:s text:c="4"/>mav(2,600);</text:p>
      <text:p text:style-name="Standard"><text:s text:c="4"/>msleep(2000);//turn left</text:p>
      <text:p text:style-name="Standard"><text:s text:c="4"/></text:p>
      <text:p text:style-name="Standard"><text:s text:c="4"/>mav(1,600);</text:p>
      <text:p text:style-name="Standard"><text:s text:c="4"/>mav(2,600);</text:p>
      <text:p text:style-name="Standard"><text:s text:c="4"/>msleep(950);//straight <text:s/>was a little less added to go farther was at </text:p>
      <text:p text:style-name="Standard"><text:s text:c="4"/></text:p>
      <text:p text:style-name="Standard"><text:soft-page-break/><text:s text:c="4"/>mav(1,600);</text:p>
      <text:p text:style-name="Standard"><text:s text:c="4"/>mav(2,85);//was a little less</text:p>
      <text:p text:style-name="Standard"><text:s text:c="4"/>msleep(1375);//turn back to yellow cube area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300);</text:p>
      <text:p text:style-name="Standard"><text:s text:c="4"/></text:p>
      <text:p text:style-name="Standard"><text:s text:c="4"/>mav(1,200);</text:p>
      <text:p text:style-name="Standard"><text:s text:c="4"/>mav(2,200);</text:p>
      <text:p text:style-name="Standard"><text:s text:c="4"/>msleep(850);// WAS 800</text:p>
      <text:p text:style-name="Standard"><text:s text:c="4"/></text:p>
      <text:p text:style-name="Standard"><text:s text:c="4"/>set_servo_position(0,1800);</text:p>
      <text:p text:style-name="Standard"><text:s text:c="4"/>msleep(100);//lower servo claw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400);</text:p>
      <text:p text:style-name="Standard"><text:s text:c="8"/></text:p>
      <text:p text:style-name="Standard"><text:s text:c="4"/>set_servo_position(1,1800);</text:p>
      <text:p text:style-name="Standard"><text:s text:c="4"/>msleep(100);//open servo claw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400);</text:p>
      <text:p text:style-name="Standard"><text:s text:c="8"/></text:p>
      <text:p text:style-name="Standard"><text:s text:c="4"/>mav(1,500);</text:p>
      <text:p text:style-name="Standard"><text:s text:c="4"/>mav(2,500);</text:p>
      <text:p text:style-name="Standard"><text:s text:c="4"/>msleep(500);//push cube</text:p>
      <text:p text:style-name="Standard"><text:s text:c="4"/></text:p>
      <text:p text:style-name="Standard"><text:s text:c="4"/>set_servo_position(0,890); //servo up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300);</text:p>
      <text:p text:style-name="Standard"><text:s text:c="4"/></text:p>
      <text:p text:style-name="Standard"><text:s text:c="4"/>mav(1,-800);</text:p>
      <text:p text:style-name="Standard"><text:s text:c="4"/>mav(2,-800);</text:p>
      <text:p text:style-name="Standard"><text:s text:c="4"/>msleep(4000);// back off of cubes</text:p>
      <text:p text:style-name="Standard"><text:s text:c="4"/></text:p>
      <text:p text:style-name="Standard"><text:s text:c="4"/>mav(1,50);</text:p>
      <text:p text:style-name="Standard"><text:s text:c="4"/>mav(2,1000);</text:p>
      <text:p text:style-name="Standard"><text:s text:c="4"/>msleep(3520);//turn around was 3460 <text:s text:c="2"/>turn to get bot guy</text:p>
      <text:p text:style-name="Standard"><text:s text:c="4"/></text:p>
      <text:p text:style-name="Standard"><text:s text:c="8"/></text:p>
      <text:p text:style-name="Standard"><text:s text:c="4"/>off(1);</text:p>
      <text:p text:style-name="Standard"><text:s text:c="4"/>off(2);</text:p>
      <text:p text:style-name="Standard"><text:s text:c="4"/>msleep(250);</text:p>
      <text:p text:style-name="Standard"><text:s text:c="4"/>set_servo_position(1,1500); //what does this do </text:p>
      <text:p text:style-name="Standard"><text:soft-page-break/><text:s text:c="4"/>set_servo_position(0,1945);//servo down</text:p>
      <text:p text:style-name="Standard"><text:s text:c="6"/></text:p>
      <text:p text:style-name="Standard"><text:s text:c="4"/>mav(1,595);// was 585</text:p>
      <text:p text:style-name="Standard"><text:s text:c="4"/>mav(2,600);</text:p>
      <text:p text:style-name="Standard"><text:s text:c="4"/>msleep(2700);// go straight to move to middle of table again modify if you need to get botguy</text:p>
      <text:p text:style-name="Standard"><text:s text:c="4"/>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250);</text:p>
      <text:p text:style-name="Standard"><text:s text:c="8"/></text:p>
      <text:p text:style-name="Standard"><text:s text:c="5"/></text:p>
      <text:p text:style-name="Standard"><text:s text:c="4"/>mav(1,980);// was 970</text:p>
      <text:p text:style-name="Standard"><text:s text:c="4"/>mav(2,1005);// was 1025</text:p>
      <text:p text:style-name="Standard"><text:s text:c="4"/>msleep(1700);// going a little faster 1750</text:p>
      <text:p text:style-name="Standard"><text:s text:c="4"/></text:p>
      <text:p text:style-name="Standard"><text:s text:c="11"/></text:p>
      <text:p text:style-name="Standard"><text:s text:c="4"/>mav(1,500);</text:p>
      <text:p text:style-name="Standard"><text:s text:c="4"/>mav(2,500);</text:p>
      <text:p text:style-name="Standard"><text:s text:c="4"/>msleep(400); <text:s text:c="2"/></text:p>
      <text:p text:style-name="Standard"><text:s text:c="3"/></text:p>
      <text:p text:style-name="Standard"><text:s text:c="4"/></text:p>
      <text:p text:style-name="Standard"><text:s text:c="4"/>set_servo_position(1,850);//close</text:p>
      <text:p text:style-name="Standard"><text:s text:c="7"/></text:p>
      <text:p text:style-name="Standard"><text:s text:c="4"/>off(1);</text:p>
      <text:p text:style-name="Standard"><text:s text:c="4"/>off(2);</text:p>
      <text:p text:style-name="Standard"><text:s text:c="4"/>msleep(600);</text:p>
      <text:p text:style-name="Standard"><text:s text:c="4"/>set_servo_position(0,1800);//bring up a little was 1700</text:p>
      <text:p text:style-name="Standard"><text:s text:c="4"/></text:p>
      <text:p text:style-name="Standard"><text:s text:c="4"/>mav(1,-700);</text:p>
      <text:p text:style-name="Standard"><text:s text:c="4"/>mav(2,-725);</text:p>
      <text:p text:style-name="Standard"><text:s text:c="4"/>msleep(8420);// back up at end on yellow cubes to put them in the box was 8375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300);</text:p>
      <text:p text:style-name="Standard"><text:s text:c="4"/></text:p>
      <text:p text:style-name="Standard"><text:s text:c="4"/>mav(1,500);</text:p>
      <text:p text:style-name="Standard"><text:s text:c="4"/>mav(2,500);</text:p>
      <text:p text:style-name="Standard"><text:s text:c="4"/>msleep(600);//was 1300</text:p>
      <text:p text:style-name="Standard"><text:s text:c="4"/></text:p>
      <text:p text:style-name="Standard"><text:s text:c="4"/>mav(1,900);</text:p>
      <text:p text:style-name="Standard"><text:s text:c="4"/>mav(2,100);</text:p>
      <text:p text:style-name="Standard"><text:s text:c="4"/>msleep(2600);//make a turn toward wwas 2500</text:p>
      <text:p text:style-name="Standard"><text:s text:c="4"/></text:p>
      <text:p text:style-name="Standard"><text:s text:c="5"/>set_servo_position(0,1945);//servo down</text:p>
      <text:p text:style-name="Standard"><text:s text:c="4"/>mav(1,500);</text:p>
      <text:p text:style-name="Standard"><text:s text:c="4"/>mav(2,500);</text:p>
      <text:p text:style-name="Standard"><text:s text:c="4"/>msleep(4756);// forward was 4700</text:p>
      <text:p text:style-name="Standard"><text:soft-page-break/><text:s text:c="4"/></text:p>
      <text:p text:style-name="Standard"><text:s text:c="4"/>mav(1,750);</text:p>
      <text:p text:style-name="Standard"><text:s text:c="4"/>mav(2,100);</text:p>
      <text:p text:style-name="Standard"><text:s text:c="4"/>msleep(2400);//turn toward square <text:s/>red we hope was 1000? was 2560</text:p>
      <text:p text:style-name="Standard"><text:s text:c="4"/></text:p>
      <text:p text:style-name="Standard"><text:s text:c="5"/></text:p>
      <text:p text:style-name="Standard"><text:s text:c="4"/></text:p>
      <text:p text:style-name="Standard"><text:s text:c="4"/></text:p>
      <text:p text:style-name="Standard"><text:s text:c="4"/>off(1);</text:p>
      <text:p text:style-name="Standard"><text:s text:c="4"/>off(2);</text:p>
      <text:p text:style-name="Standard"><text:s text:c="4"/>msleep(200);</text:p>
      <text:p text:style-name="Standard"><text:s text:c="4"/></text:p>
      <text:p text:style-name="Standard"><text:s text:c="4"/>mav(1,100);</text:p>
      <text:p text:style-name="Standard"><text:s text:c="4"/>mav(2,100);</text:p>
      <text:p text:style-name="Standard"><text:s text:c="4"/>msleep(2000);// push bot guy in</text:p>
      <text:p text:style-name="Standard"><text:s text:c="4"/></text:p>
      <text:p text:style-name="Standard">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 dyer</meta:initial-creator>
    <meta:creation-date>2018-07-15T17:33:35.76</meta:creation-date>
    <dc:date>2018-07-15T17:33:58.58</dc:date>
    <dc:creator>k dyer</dc:creator>
    <meta:editing-duration>PT23S</meta:editing-duration>
    <meta:editing-cycles>1</meta:editing-cycles>
    <meta:generator>OpenOffice/4.1.2$Win32 OpenOffice.org_project/412m3$Build-9782</meta:generator>
    <meta:document-statistic meta:table-count="0" meta:image-count="0" meta:object-count="0" meta:page-count="6" meta:paragraph-count="260" meta:word-count="473" meta:character-count="5159"/>
  </office:meta>
</office:document-meta>
</file>